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3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web pages work.</text:p>
      <text:p text:style-name="P8">Content</text:p>
      <text:list xml:id="list8005631145080269226" text:style-name="L1">
        <text:list-item>
          <text:p text:style-name="P4">Web Browsers</text:p>
          <text:list>
            <text:list-item>
              <text:p text:style-name="P4">Display web pages</text:p>
            </text:list-item>
            <text:list-item>
              <text:p text:style-name="P4">Built by lots of different companies</text:p>
            </text:list-item>
            <text:list-item>
              <text:p text:style-name="P4">Ideal: Agreement on a standard “language” so that all web browsers can display the same web page in the same way – real world: sometimes subtle, sometimes not so subtle not all web browsers display the same web page the same way.</text:p>
            </text:list-item>
            <text:list-item>
              <text:p text:style-name="P4">Web browsers are software programs that are installed onto our computers / phones / tablets etc. <text:s/>They make requests over the internet to servers in other parts of the world. By request, we mean that they send information to the server. <text:s/>Sometimes, this information is a request to the server to show us a page, other times, we might send information back to the server e.g. a form. </text:p>
            </text:list-item>
          </text:list>
        </text:list-item>
      </text:list>
      <text:p text:style-name="P8">Tasks</text:p>
      <text:p text:style-name="P8"/>
      <text:p text:style-name="P1">HTML</text:p>
      <text:p text:style-name="P8">Content</text:p>
      <text:p text:style-name="P2">Web Pages</text:p>
      <text:list xml:id="list6096941436625319502" text:style-name="L2">
        <text:list-item>
          <text:list>
            <text:list-item>
              <text:p text:style-name="P5">Basic Structure</text:p>
              <text:list>
                <text:list-item>
                  <text:p text:style-name="P5">Header</text:p>
                  <text:list>
                    <text:list-item>
                      <text:p text:style-name="P5">Title</text:p>
                    </text:list-item>
                  </text:list>
                </text:list-item>
                <text:list-item>
                  <text:p text:style-name="P5">Body</text:p>
                  <text:list>
                    <text:list-item>
                      <text:p text:style-name="P5">div</text:p>
                    </text:list-item>
                    <text:list-item>
                      <text:p text:style-name="P5">p</text:p>
                    </text:list-item>
                    <text:list-item>
                      <text:p text:style-name="P5">table</text:p>
                    </text:list-item>
                    <text:list-item>
                      <text:p text:style-name="P5">h1</text:p>
                    </text:list-item>
                    <text:list-item>
                      <text:p text:style-name="P5">img</text:p>
                    </text:list-item>
                  </text:list>
                </text:list-item>
              </text:list>
            </text:list-item>
          </text:list>
        </text:list-item>
      </text:list>
      <text:p text:style-name="P8">Tasks</text:p>
      <text:p text:style-name="P3">Build the web page structure with temporary content so we can see</text:p>
      <text:list xml:id="list4277819126229871953" text:style-name="L3">
        <text:list-item>
          <text:p text:style-name="P10"><text:span text:style-name="T3">Header with title</text:span></text:p>
        </text:list-item>
        <text:list-item>
          <text:p text:style-name="P10"><text:span text:style-name="T3">Body</text:span></text:p>
          <text:list>
            <text:list-item>
              <text:p text:style-name="P10"><text:span text:style-name="T3">div for heading</text:span></text:p>
              <text:list>
                <text:list-item>
                  <text:p text:style-name="P10"><text:span text:style-name="T3">heading</text:span></text:p>
                </text:list-item>
                <text:list-item>
                  <text:p text:style-name="P10"><text:span text:style-name="T3">image for heading</text:span></text:p>
                </text:list-item>
              </text:list>
            </text:list-item>
            <text:list-item>
              <text:p text:style-name="P10"><text:span text:style-name="T3">div for game instructions</text:span></text:p>
              <text:list>
                <text:list-item>
                  <text:p text:style-name="P10"><text:span text:style-name="T3">p for instruction content</text:span></text:p>
                </text:list-item>
              </text:list>
            </text:list-item>
            <text:list-item>
              <text:p text:style-name="P10"><text:span text:style-name="T3">div for game</text:span></text:p>
              <text:list>
                <text:list-item>
                  <text:p text:style-name="P10"><text:span text:style-name="T3">table for game</text:span></text:p>
                  <text:list>
                    <text:list-item>
                      <text:p text:style-name="P10"><text:span text:style-name="T3">temp content in tabl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">game feed back div</text:span></text:p>
            </text:list-item>
          </text:list>
        </text:list-item>
      </text:list>
      <text:p text:style-name="Standard"><text:span text:style-name="T3"/></text:p>
      <text:p text:style-name="Standard"><text:span text:style-name="T3"/></text:p>
      <text:p text:style-name="P1"/>
      <text:p text:style-name="P1"/>
      <text:p text:style-name="P1">CSS</text:p>
      <text:p text:style-name="P8">Content</text:p>
      <text:p text:style-name="P3">CSS is what we use to make our web pages look good. We use CSS to set fonts, colours, positions</text:p>
      <text:p text:style-name="P3"><text:soft-page-break/></text:p>
      <text:p text:style-name="P8">Tasks</text:p>
      <text:list xml:id="list1323943266318268988" text:style-name="L5">
        <text:list-item>
          <text:p text:style-name="P9"><text:span text:style-name="T3">Create CSS file and include in web page</text:span></text:p>
        </text:list-item>
        <text:list-item>
          <text:p text:style-name="P9"><text:span text:style-name="T3">Set default font for web page</text:span></text:p>
        </text:list-item>
        <text:list-item>
          <text:p text:style-name="P9"><text:span text:style-name="T3">Set size for h1</text:span></text:p>
        </text:list-item>
        <text:list-item>
          <text:p text:style-name="P9"><text:span text:style-name="T3">set size for p</text:span></text:p>
        </text:list-item>
        <text:list-item>
          <text:p text:style-name="P9"><text:span text:style-name="T3">set image background for heading</text:span></text:p>
        </text:list-item>
        <text:list-item>
          <text:p text:style-name="P9"><text:span text:style-name="T3">position <text:s/>heading in heading div</text:span></text:p>
        </text:list-item>
        <text:list-item>
          <text:p text:style-name="P9"><text:span text:style-name="T3">styling the table</text:span></text:p>
        </text:list-item>
      </text:list>
      <text:p text:style-name="P8"/>
      <text:p text:style-name="P8"/>
      <text:p text:style-name="P1">Program</text:p>
      <text:p text:style-name="P8">Tasks</text:p>
      <text:list xml:id="list2258124661940976896" text:style-name="L6">
        <text:list-item>
          <text:p text:style-name="P6">Create javascript file and include in web page</text:p>
        </text:list-item>
        <text:list-item>
          <text:p text:style-name="P6">link click action to function</text:p>
        </text:list-item>
        <text:list-item>
          <text:p text:style-name="P6">finding elements in web page</text:p>
        </text:list-item>
        <text:list-item>
          <text:p text:style-name="P6">starting a new game</text:p>
          <text:list>
            <text:list-item>
              <text:p text:style-name="P6">hiding divs and showing divs</text:p>
            </text:list-item>
            <text:list-item>
              <text:p text:style-name="P6">resetting game counters</text:p>
            </text:list-item>
            <text:list-item>
              <text:p text:style-name="P6">create the game array</text:p>
            </text:list-item>
            <text:list-item>
              <text:p text:style-name="P6">create the cell object</text:p>
            </text:list-item>
            <text:list-item>
              <text:p text:style-name="P6">playing</text:p>
              <text:list>
                <text:list-item>
                  <text:p text:style-name="P6">find the cell</text:p>
                </text:list-item>
                <text:list-item>
                  <text:p text:style-name="P6">changing the cell state</text:p>
                </text:list-item>
                <text:list-item>
                  <text:p text:style-name="P6">switching players</text:p>
                </text:list-item>
                <text:list-item>
                  <text:p text:style-name="P6">determine if the play is valid</text:p>
                </text:list-item>
                <text:list-item>
                  <text:p text:style-name="P6">winning the ga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8T13:05:27.75</meta:creation-date>
    <dc:date>2016-05-28T14:29:04.76</dc:date>
    <meta:editing-duration>PT1H1M58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2" meta:paragraph-count="60" meta:word-count="350" meta:character-count="1685"/>
  </office:meta>
</office:document-meta>
</file>